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3">
      <style:graphic-properties draw:fill="none" draw:stroke="solid" svg:stroke-width="0.00694in" svg:stroke-color="#4472c4" draw:marker-end="a402" svg:stroke-opacity="100%" draw:stroke-linejoin="miter" svg:stroke-linecap="butt"/>
    </style:style>
    <style:style style:family="graphic" style:name="a405">
      <style:graphic-properties draw:fill="none" draw:stroke="solid" svg:stroke-width="0.00694in" svg:stroke-color="#4472c4" draw:marker-end="a404" svg:stroke-opacity="100%" draw:stroke-linejoin="miter" svg:stroke-linecap="butt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, 0in, 0in, 0in)" draw:stroke="none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fo:clip="rect(0in, 0in, 0in, 0in)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2" svg:x="4.46914in" svg:y="0.29949in" svg:width="3.32504in" svg:height="2.5912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Picture 3" svg:x="0.65491in" svg:y="3.86022in" svg:width="3.46578in" svg:height="2.9197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Picture 4" svg:x="8.58193in" svg:y="3.86021in" svg:width="3.45175in" svg:height="2.8257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Picture 8" svg:x="4.58983in" svg:y="3.86021in" svg:width="3.39293in" svg:height="2.86527in" style:rel-width="scale" style:rel-height="scale">
          <draw:image xlink:href="media/image4.png" xlink:type="simple" xlink:show="embed" xlink:actuate="onLoad"/>
          <svg:title/>
          <svg:desc/>
        </draw:frame>
        <draw:custom-shape svg:width="0.4596in" svg:height="1.90445in" draw:id="id67" draw:style-name="a387" draw:transform="translate(-0.2298in -0.95222in) rotate(-0.79833) translate(3.43362in 2.96106in)" draw:name="Arrow: Down 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913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5246in" svg:height="1.90445in" draw:id="id68" draw:style-name="a390" draw:transform="translate(-0.2623in -0.95222in) rotate(-5.49965) translate(9.18469in 2.9305in)" draw:name="Arrow: Down 10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78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02188in" svg:y="3.1174in" svg:width="0.49608in" svg:height="0.61548in" draw:id="id69" draw:style-name="a393" draw:name="Arrow: Down 11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35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70" draw:style-name="a397" draw:name="TextBox 6" svg:x="0.92805in" svg:y="6.91314in" svg:width="11.29332in" svg:height="0.40391in">
          <draw:text-box>
            <text:p text:style-name="a396" text:class-names="" text:cond-style-name=""><text:span text:style-name="a394" text:class-names="">None of the vector fields retrieved using Helmholtz-Decomposition captures the apparent upwards motion<text:s text:c="1"/></text:span><text:span text:style-name="a395" text:class-names=""/></text:p>
          </draw:text-box>
          <svg:title/>
          <svg:desc/>
        </draw:frame>
        <draw:custom-shape svg:x="2.26927in" svg:y="-0.03594in" svg:width="7.88992in" svg:height="0.40391in" draw:id="id71" draw:style-name="a401" draw:name="Rectangle 7">
          <svg:title/>
          <svg:desc/>
          <text:p text:style-name="a400" text:class-names="" text:cond-style-name=""><text:span text:style-name="a398" text:class-names="">Optical flow for upwards motion computed using Horn &amp; Schunck’s method</text:span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61905in" svg:y1="5.03401in" svg:x2="1.61905in" svg:y2="5.81633in" draw:id="id72" draw:style-name="a403" draw:name="Straight Arrow Connector 9">
          <svg:title/>
          <svg:desc/>
        </draw:connector>
        <draw:connector draw:type="line" svg:x1="1.83333in" svg:y1="5.81973in" svg:x2="1.83333in" svg:y2="5.03401in" draw:id="id73" draw:style-name="a405" draw:name="Straight Arrow Connector 1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02" svg:viewBox="0 0 20 30" svg:d="m10 0-10 30h20z"/>
    <draw:marker draw:name="a40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ael Gerstenberger</meta:initial-creator>
    <dc:creator>Michael Gerstenberger</dc:creator>
    <meta:creation-date>2020-07-08T16:27:37Z</meta:creation-date>
    <dc:date>2020-07-09T10:30:00Z</dc:date>
    <meta:editing-cycles>2</meta:editing-cycles>
    <meta:editing-duration>PT64942S</meta:editing-duration>
    <meta:document-statistic meta:paragraph-count="2" meta:word-count="24"/>
  </office:meta>
</office:document-meta>
</file>